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31000001A8930017443505CE5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76cm, 0.116cm, 0.224cm, 0.188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standard">
      <style:graphic-properties draw:stroke="none" svg:stroke-color="#ef413d" draw:fill="solid" draw:fill-color="#ef413d" draw:textarea-horizontal-align="justify" draw:textarea-vertical-align="middle" draw:auto-grow-height="false" fo:min-height="0.021cm" fo:min-width="0cm" draw:shadow="hidden"/>
    </style:style>
    <style:style style:name="gr4" style:family="graphic" style:parent-style-name="standard">
      <style:graphic-properties draw:stroke="none" svg:stroke-color="#ef413d" draw:fill="solid" draw:fill-color="#72bf44" draw:textarea-horizontal-align="justify" draw:textarea-vertical-align="middle" draw:auto-grow-height="false" fo:min-height="0.021cm" fo:min-width="0cm" draw:shadow="hidden"/>
    </style:style>
    <style:style style:name="gr5" style:family="graphic" style:parent-style-name="standard">
      <style:graphic-properties draw:stroke="none" svg:stroke-color="#ef413d" draw:fill="solid" draw:fill-color="#5e8ac7" draw:textarea-horizontal-align="justify" draw:textarea-vertical-align="middle" draw:auto-grow-height="false" fo:min-height="0.021cm" fo:min-width="0cm" draw:shadow="hidden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ef413d"/>
      <style:paragraph-properties fo:text-align="center"/>
    </style:style>
    <style:style style:name="P4" style:family="paragraph">
      <loext:graphic-properties draw:fill="solid" draw:fill-color="#72bf44"/>
      <style:paragraph-properties fo:text-align="center"/>
    </style:style>
    <style:style style:name="P5" style:family="paragraph">
      <loext:graphic-properties draw:fill="solid" draw:fill-color="#5e8ac7"/>
      <style:paragraph-properties fo:text-align="center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795cm" svg:height="7.238cm" svg:x="1.127cm" svg:y="11.759cm">
          <draw:image xlink:href="Pictures/1000020100000431000001A8930017443505CE52.png" xlink:type="simple" xlink:show="embed" xlink:actuate="onLoad">
            <text:p/>
          </draw:image>
        </draw:frame>
        <draw:frame draw:style-name="gr2" draw:text-style-name="P2" draw:layer="layout" svg:width="8.636cm" svg:height="1.143cm" svg:x="6.588cm" svg:y="9.6cm">
          <draw:text-box>
            <text:p>BÉPO ergodox-EZ <text:span text:style-name="T1">RomainTT</text:span></text:p>
          </draw:text-box>
        </draw:frame>
        <draw:custom-shape draw:style-name="gr3" draw:text-style-name="P3" draw:layer="layout" svg:width="0.381cm" svg:height="0.381cm" svg:x="8.674cm" svg:y="11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0.374cm" svg:y="11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11.974cm" svg:y="11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905cm" svg:height="0.762cm" svg:x="7.912cm" svg:y="11.378cm">
          <draw:text-box>
            <text:p><text:span text:style-name="T2">Caps lock</text:span></text:p>
          </draw:text-box>
        </draw:frame>
        <draw:frame draw:style-name="gr6" draw:text-style-name="P6" draw:layer="layout" svg:width="1.905cm" svg:height="0.762cm" svg:x="9.813cm" svg:y="11.378cm">
          <draw:text-box>
            <text:p><text:span text:style-name="T2">Fn lock</text:span></text:p>
          </draw:text-box>
        </draw:frame>
        <draw:frame draw:style-name="gr6" draw:text-style-name="P6" draw:layer="layout" svg:width="1.905cm" svg:height="0.762cm" svg:x="11.313cm" svg:y="11.378cm">
          <draw:text-box>
            <text:p><text:span text:style-name="T2">Num lo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30T17:09:10.990649420</meta:creation-date>
    <dc:date>2019-04-01T13:54:56.417976112</dc:date>
    <meta:editing-duration>PT10M12S</meta:editing-duration>
    <meta:editing-cycles>3</meta:editing-cycles>
    <meta:generator>LibreOffice/6.0.6.2$Linux_X86_64 LibreOffice_project/0c292870b25a325b5ed35f6b45599d2ea4458e77</meta:generator>
    <meta:print-date>2019-03-30T17:24:52.257395438</meta:print-date>
    <meta:document-statistic meta:object-count="8"/>
  </office:meta>
</office:document-meta>
</file>